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699cm"/>
    </style:style>
    <style:style style:name="Tabela1.B" style:family="table-column">
      <style:table-column-properties style:column-width="14.314cm"/>
    </style:style>
    <style:style style:name="Tabela1.1" style:family="table-row">
      <style:table-row-properties style:min-row-height="2.69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2" style:family="table-row">
      <style:table-row-properties style:min-row-height="6.098cm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06cm" fo:margin-left="0.363cm" table:align="left"/>
    </style:style>
    <style:style style:name="Tabela2.A" style:family="table-column">
      <style:table-column-properties style:column-width="2.408cm"/>
    </style:style>
    <style:style style:name="Tabela2.B" style:family="table-column">
      <style:table-column-properties style:column-width="1.693cm"/>
    </style:style>
    <style:style style:name="Tabela2.C" style:family="table-column">
      <style:table-column-properties style:column-width="5.398cm"/>
    </style:style>
    <style:style style:name="Tabela2.D" style:family="table-column">
      <style:table-column-properties style:column-width="2.99cm"/>
    </style:style>
    <style:style style:name="Tabela2.E" style:family="table-column">
      <style:table-column-properties style:column-width="3.572cm"/>
    </style:style>
    <style:style style:name="Tabe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E1" style:family="table-cell">
      <style:table-cell-properties fo:background-color="#dddddd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Verdana" fo:font-size="10pt" style:font-size-asian="10pt" style:font-size-complex="10pt"/>
    </style:style>
    <style:style style:name="P2" style:family="paragraph" style:parent-style-name="Table_20_Contents">
      <style:text-properties style:font-name="Verdana" fo:font-size="10pt" officeooo:rsid="001cb8f6" officeooo:paragraph-rsid="001cb8f6" style:font-size-asian="10pt" style:font-size-complex="10pt"/>
    </style:style>
    <style:style style:name="P3" style:family="paragraph" style:parent-style-name="Table_20_Contents">
      <style:text-properties style:font-name="Verdana" fo:font-size="10pt" officeooo:rsid="001dc0ec" officeooo:paragraph-rsid="001dc0ec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0pt" officeooo:rsid="001dc0ec" officeooo:paragraph-rsid="001dc0ec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10pt" fo:font-weight="bold" officeooo:rsid="001cb8f6" officeooo:paragraph-rsid="001cb8f6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dc0ec" officeooo:paragraph-rsid="001dc0ec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14pt" fo:font-weight="bold" officeooo:rsid="001cb8f6" officeooo:paragraph-rsid="001cb8f6" style:font-size-asian="14pt" style:font-weight-asian="bold" style:font-size-complex="14pt" style:font-weight-complex="bold"/>
    </style:style>
    <style:style style:name="P8" style:family="paragraph" style:parent-style-name="Table_20_Contents" style:list-style-name="L1">
      <style:text-properties style:font-name="Verdana" fo:font-size="10pt" fo:font-weight="bold" officeooo:rsid="002024de" officeooo:paragraph-rsid="002024de" style:font-size-asian="10pt" style:font-weight-asian="bold" style:font-size-complex="10pt" style:font-weight-complex="bold"/>
    </style:style>
    <style:style style:name="P9" style:family="paragraph" style:parent-style-name="Table_20_Contents" style:list-style-name="L1">
      <style:text-properties style:font-name="Verdana" fo:font-size="10pt" officeooo:rsid="002024de" officeooo:paragraph-rsid="002024de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10pt" officeooo:rsid="00270526" officeooo:paragraph-rsid="00270526" style:font-size-asian="10pt" style:font-size-complex="10pt"/>
    </style:style>
    <style:style style:name="T1" style:family="text">
      <style:text-properties officeooo:rsid="00267c2a"/>
    </style:style>
    <style:style style:name="fr1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516cm" draw:visible-area-height="2.516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><draw:frame draw:style-name="fr1" draw:name="Objeto1" text:anchor-type="as-char" svg:y="0cm" svg:width="2.517cm" svg:height="2.517cm" draw:z-index="0"><draw:object-ole xlink:href="./Object 1" xlink:type="simple" xlink:show="embed" xlink:actuate="onLoad"/><draw:image xlink:href="./ObjectReplacements/Object 1" xlink:type="simple" xlink:show="embed" xlink:actuate="onLoad"/><svg:desc>Objeto OLE</svg:desc></draw:frame></text:p>
          </table:table-cell>
          <table:table-cell table:style-name="Tabela1.B1" office:value-type="string">
            <text:p text:style-name="P2"/>
            <text:p text:style-name="P7">DOCUMENTO DE REQUISITOS</text:p>
            <text:p text:style-name="P2"/>
            <text:p text:style-name="P5">Tarefa: <text:span text:style-name="T1">00000</text:span></text:p>
            <text:p text:style-name="P5">Data de criação: 00/00/<text:span text:style-name="T1">2016</text:span></text:p>
          </table:table-cell>
        </table:table-row>
        <table:table-row table:style-name="Tabela1.2">
          <table:table-cell table:style-name="Tabela1.A2" table:number-columns-spanned="2" office:value-type="string">
            <text:p text:style-name="P3"><text:s/></text:p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column table:style-name="Tabela2.D"/>
              <table:table-column table:style-name="Tabela2.E"/>
              <table:table-row>
                <table:table-cell table:style-name="Tabela2.A1" office:value-type="string">
                  <text:p text:style-name="P6">Data</text:p>
                </table:table-cell>
                <table:table-cell table:style-name="Tabela2.A1" office:value-type="string">
                  <text:p text:style-name="P6">Versão</text:p>
                </table:table-cell>
                <table:table-cell table:style-name="Tabela2.A1" office:value-type="string">
                  <text:p text:style-name="P6">Descrição</text:p>
                </table:table-cell>
                <table:table-cell table:style-name="Tabela2.A1" office:value-type="string">
                  <text:p text:style-name="P6">Autor</text:p>
                </table:table-cell>
                <table:table-cell table:style-name="Tabela2.E1" office:value-type="string">
                  <text:p text:style-name="P6">Revisor</text:p>
                </table:table-cell>
              </table:table-row>
              <table:table-row>
                <table:table-cell table:style-name="Tabela2.A2" office:value-type="string">
                  <text:p text:style-name="P4">00/00/201<text:span text:style-name="T1">6</text:span></text:p>
                </table:table-cell>
                <table:table-cell table:style-name="Tabela2.A2" office:value-type="string">
                  <text:p text:style-name="P4">1</text:p>
                </table:table-cell>
                <table:table-cell table:style-name="Tabela2.A2" office:value-type="string">
                  <text:p text:style-name="P10">Levantamento de requisitos</text:p>
                </table:table-cell>
                <table:table-cell table:style-name="Tabela2.A2" office:value-type="string">
                  <text:p text:style-name="P4">Bruno Noguchi</text:p>
                </table:table-cell>
                <table:table-cell table:style-name="Tabela2.E2" office:value-type="string">
                  <text:p text:style-name="P10"/>
                </table:table-cell>
              </table:table-row>
            </table:table>
            <text:p text:style-name="P3"><text:line-break/></text:p>
            <text:list xml:id="list97153695651338308" text:style-name="L1">
              <text:list-item>
                <text:p text:style-name="P8">Objetivo</text:p>
                <text:list>
                  <text:list-item>
                    <text:p text:style-name="P9"><text:line-break/></text:p>
                  </text:list-item>
                </text:list>
              </text:list-item>
              <text:list-item>
                <text:p text:style-name="P8">Descrição</text:p>
                <text:list>
                  <text:list-item>
                    <text:p text:style-name="P9"><text:line-break/></text:p>
                  </text:list-item>
                </text:list>
              </text:list-item>
              <text:list-item>
                <text:p text:style-name="P8">Regras e Restrições</text:p>
                <text:list>
                  <text:list-item>
                    <text:p text:style-name="P9"><text:line-break/></text:p>
                  </text:list-item>
                </text:list>
              </text:list-item>
              <text:list-item>
                <text:p text:style-name="P8">Anexos</text:p>
                <text:list>
                  <text:list-item>
                    <text:p text:style-name="P9"/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0:27:52.213000000</meta:creation-date>
    <dc:date>2016-03-31T10:46:35.952000000</dc:date>
    <meta:editing-duration>PT15M37S</meta:editing-duration>
    <meta:editing-cycles>11</meta:editing-cycles>
    <meta:generator>LibreOffice/5.0.5.2$Windows_x86 LibreOffice_project/55b006a02d247b5f7215fc6ea0fde844b30035b3</meta:generator>
    <meta:document-statistic meta:table-count="2" meta:image-count="0" meta:object-count="1" meta:page-count="1" meta:paragraph-count="23" meta:word-count="35" meta:character-count="215" meta:non-whitespace-character-count="199"/>
  </office:meta>
</office:document-meta>
</file>